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um1 = int(input("Enter 1st number: "))</text:p>
      <text:p text:style-name="Standard">num2 = int(input("Enter 2nd number: "))</text:p>
      <text:p text:style-name="Standard"/>
      <text:p text:style-name="Standard">print("Enter the operation to perform")</text:p>
      <text:p text:style-name="Standard">ch = input("for specific operation like +,-,*,/: ")</text:p>
      <text:p text:style-name="Standard"/>
      <text:p text:style-name="Standard">result = 0</text:p>
      <text:p text:style-name="Standard">if ch == '+':</text:p>
      <text:p text:style-name="Standard"><text:s text:c="4"/>result = num1 + num2</text:p>
      <text:p text:style-name="Standard">elif ch == '-':</text:p>
      <text:p text:style-name="Standard"><text:s text:c="4"/>result = num1 - num2</text:p>
      <text:p text:style-name="Standard">elif ch == '*':</text:p>
      <text:p text:style-name="Standard"><text:s text:c="4"/>result = num1 * num2</text:p>
      <text:p text:style-name="Standard">elif ch == '/':</text:p>
      <text:p text:style-name="Standard"><text:s text:c="4"/>result = num1 / num2</text:p>
      <text:p text:style-name="Standard">else:</text:p>
      <text:p text:style-name="Standard"><text:s text:c="4"/>print("Input symbol not recognized")</text:p>
      <text:p text:style-name="Standard"/>
      <text:p text:style-name="Standard">print(num1, ch, num2, ":", result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4T11:07:44.665674405</meta:creation-date>
    <dc:date>2020-06-24T11:08:10.516966579</dc:date>
    <meta:editing-duration>PT29S</meta:editing-duration>
    <meta:editing-cycles>1</meta:editing-cycles>
    <meta:document-statistic meta:table-count="0" meta:image-count="0" meta:object-count="0" meta:page-count="1" meta:paragraph-count="16" meta:word-count="74" meta:character-count="411" meta:non-whitespace-character-count="333"/>
    <meta:generator>LibreOffice/6.3.5.2$Linux_X86_64 LibreOffice_project/30$Build-2</meta:generator>
  </office:meta>
</office:document-meta>
</file>